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e054"/>
    </style:style>
    <style:style style:name="P2" style:family="paragraph" style:parent-style-name="Standard">
      <style:text-properties officeooo:rsid="0014e054" officeooo:paragraph-rsid="0014e054"/>
    </style:style>
    <style:style style:name="P3" style:family="paragraph" style:parent-style-name="Standard">
      <style:text-properties officeooo:rsid="0014e054" officeooo:paragraph-rsid="0023e133"/>
    </style:style>
    <style:style style:name="P4" style:family="paragraph" style:parent-style-name="Standard">
      <style:text-properties officeooo:rsid="00154049" officeooo:paragraph-rsid="00154049"/>
    </style:style>
    <style:style style:name="P5" style:family="paragraph" style:parent-style-name="Standard">
      <style:text-properties officeooo:rsid="00154049" officeooo:paragraph-rsid="0017b819"/>
    </style:style>
    <style:style style:name="P6" style:family="paragraph" style:parent-style-name="Standard">
      <style:text-properties officeooo:rsid="00163e8f" officeooo:paragraph-rsid="00163e8f"/>
    </style:style>
    <style:style style:name="P7" style:family="paragraph" style:parent-style-name="Standard">
      <style:paragraph-properties style:writing-mode="lr-tb"/>
    </style:style>
    <style:style style:name="P8" style:family="paragraph" style:parent-style-name="Standard">
      <style:text-properties officeooo:rsid="0017b819" officeooo:paragraph-rsid="0017b819"/>
    </style:style>
    <style:style style:name="P9" style:family="paragraph" style:parent-style-name="Standard">
      <style:text-properties officeooo:rsid="0018fefb" officeooo:paragraph-rsid="0018fefb"/>
    </style:style>
    <style:style style:name="P10" style:family="paragraph" style:parent-style-name="Standard">
      <style:text-properties officeooo:rsid="001a1c19" officeooo:paragraph-rsid="001a1c19"/>
    </style:style>
    <style:style style:name="P11" style:family="paragraph" style:parent-style-name="Standard">
      <style:text-properties officeooo:rsid="001a1c19" officeooo:paragraph-rsid="001eccac"/>
    </style:style>
    <style:style style:name="P12" style:family="paragraph" style:parent-style-name="Standard">
      <style:text-properties officeooo:rsid="001a1c19" officeooo:paragraph-rsid="0020cdd9"/>
    </style:style>
    <style:style style:name="P13" style:family="paragraph" style:parent-style-name="Standard">
      <style:text-properties officeooo:rsid="001b90f1" officeooo:paragraph-rsid="001b90f1"/>
    </style:style>
    <style:style style:name="P14" style:family="paragraph" style:parent-style-name="Standard">
      <style:text-properties officeooo:rsid="001b90f1" officeooo:paragraph-rsid="0023e133"/>
    </style:style>
    <style:style style:name="P15" style:family="paragraph" style:parent-style-name="Standard">
      <style:text-properties officeooo:rsid="001bc211" officeooo:paragraph-rsid="001bc211"/>
    </style:style>
    <style:style style:name="P16" style:family="paragraph" style:parent-style-name="Standard">
      <style:text-properties officeooo:paragraph-rsid="001bef16"/>
    </style:style>
    <style:style style:name="P17" style:family="paragraph" style:parent-style-name="Standard">
      <style:text-properties officeooo:rsid="001dba04" officeooo:paragraph-rsid="001dba04"/>
    </style:style>
    <style:style style:name="P18" style:family="paragraph" style:parent-style-name="Standard">
      <style:text-properties officeooo:rsid="001eccac" officeooo:paragraph-rsid="001eccac"/>
    </style:style>
    <style:style style:name="P19" style:family="paragraph" style:parent-style-name="Standard">
      <style:text-properties officeooo:rsid="001eccac" officeooo:paragraph-rsid="00202659"/>
    </style:style>
    <style:style style:name="P20" style:family="paragraph" style:parent-style-name="Standard">
      <style:text-properties officeooo:rsid="001eccac" officeooo:paragraph-rsid="0020cdd9"/>
    </style:style>
    <style:style style:name="P21" style:family="paragraph" style:parent-style-name="Standard">
      <style:text-properties officeooo:rsid="001ed91f" officeooo:paragraph-rsid="001ed91f"/>
    </style:style>
    <style:style style:name="P22" style:family="paragraph" style:parent-style-name="Standard">
      <style:text-properties officeooo:rsid="001ed91f" officeooo:paragraph-rsid="0027a0bd"/>
    </style:style>
    <style:style style:name="P23" style:family="paragraph" style:parent-style-name="Text_20_body">
      <style:text-properties officeooo:rsid="00235b73" officeooo:paragraph-rsid="00235b73"/>
    </style:style>
    <style:style style:name="P24" style:family="paragraph" style:parent-style-name="Text_20_body">
      <style:text-properties officeooo:rsid="00235b73" officeooo:paragraph-rsid="0023e133"/>
    </style:style>
    <style:style style:name="P25" style:family="paragraph" style:parent-style-name="Standard">
      <style:text-properties officeooo:paragraph-rsid="0023e133"/>
    </style:style>
    <style:style style:name="P26" style:family="paragraph" style:parent-style-name="Standard">
      <style:text-properties officeooo:rsid="0023e133" officeooo:paragraph-rsid="0023e133"/>
    </style:style>
    <style:style style:name="P27" style:family="paragraph" style:parent-style-name="Standard">
      <style:text-properties officeooo:rsid="00261c74" officeooo:paragraph-rsid="00261c74"/>
    </style:style>
    <style:style style:name="P28" style:family="paragraph" style:parent-style-name="Standard">
      <style:text-properties officeooo:rsid="002b0b64" officeooo:paragraph-rsid="002b0b64"/>
    </style:style>
    <style:style style:name="T1" style:family="text">
      <style:text-properties officeooo:rsid="00154049"/>
    </style:style>
    <style:style style:name="T2" style:family="text">
      <style:text-properties officeooo:rsid="001b90f1"/>
    </style:style>
    <style:style style:name="T3" style:family="text">
      <style:text-properties officeooo:rsid="001bc211"/>
    </style:style>
    <style:style style:name="T4" style:family="text">
      <style:text-properties fo:font-weight="bold" style:font-weight-asian="bold" style:font-weight-complex="bold"/>
    </style:style>
    <style:style style:name="T5" style:family="text">
      <style:text-properties fo:font-weight="bold" officeooo:rsid="001bef16"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163e8f" style:font-size-asian="14pt" style:font-weight-asian="bold" style:font-size-complex="14pt" style:font-weight-complex="bold"/>
    </style:style>
    <style:style style:name="T8" style:family="text">
      <style:text-properties fo:font-size="14pt" fo:font-weight="bold" officeooo:rsid="0017b819" style:font-size-asian="14pt" style:font-weight-asian="bold" style:font-size-complex="14pt" style:font-weight-complex="bold"/>
    </style:style>
    <style:style style:name="T9" style:family="text">
      <style:text-properties officeooo:rsid="001bc966"/>
    </style:style>
    <style:style style:name="T10" style:family="text">
      <style:text-properties officeooo:rsid="001bef16"/>
    </style:style>
    <style:style style:name="T11" style:family="text">
      <style:text-properties officeooo:rsid="001dba04"/>
    </style:style>
    <style:style style:name="T12" style:family="text">
      <style:text-properties officeooo:rsid="001eccac"/>
    </style:style>
    <style:style style:name="T13" style:family="text">
      <style:text-properties officeooo:rsid="001ed91f"/>
    </style:style>
    <style:style style:name="T14" style:family="text">
      <style:text-properties officeooo:rsid="00202659"/>
    </style:style>
    <style:style style:name="T15" style:family="text">
      <style:text-properties officeooo:rsid="0020cdd9"/>
    </style:style>
    <style:style style:name="T16" style:family="text">
      <style:text-properties officeooo:rsid="0022634a"/>
    </style:style>
    <style:style style:name="T17" style:family="text">
      <style:text-properties officeooo:rsid="00227a54"/>
    </style:style>
    <style:style style:name="T18" style:family="text">
      <style:text-properties officeooo:rsid="0023e133"/>
    </style:style>
    <style:style style:name="T19" style:family="text">
      <style:text-properties officeooo:rsid="0017b819"/>
    </style:style>
    <style:style style:name="T20" style:family="text">
      <style:text-properties officeooo:rsid="00261c74"/>
    </style:style>
    <style:style style:name="T21" style:family="text">
      <style:text-properties officeooo:rsid="0027a0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un modelo basado no el deseo, sino en la observacion.</text:p>
      <text:p text:style-name="P28"/>
      <text:p text:style-name="P28"/>
      <text:p text:style-name="Standard"/>
      <text:p text:style-name="Standard">el conjunto de preguntas que buscamos responder acerca de nuestra propia existencia.</text:p>
      <text:p text:style-name="Standard">el porque de todo, el que sucede despues, la espiritualidad, nuestra mission, el peso de nuestras acciones, y mas preguntas sin respuestas,</text:p>
      <text:p text:style-name="Standard">podrian finalmente encontrar respuesta si pudieramos olvidar a todas las teorias que nos rodean hoy y mirasemos hacia otra parte.</text:p>
      <text:p text:style-name="Standard">no hacia nosotros mismos, los poderosos espiritus creadores que son como nosotros mismos, y las innumerables teorias que nos dicen eso que queremos oir, que todo gira alrededor de nosotros, que somos el centro de todo, el motivo de todo, los elegidos, los mejores, los unicos.</text:p>
      <text:p text:style-name="Standard">un mar de teorias que no explican lo que queremos saber, pero que conservamos porque nos dicen lo que queremos oir.</text:p>
      <text:p text:style-name="Standard">creo que debemos comenzar por olvidar todo lo que conocemos para empezar de nuevo, de cero.</text:p>
      <text:p text:style-name="Standard"/>
      <text:p text:style-name="Standard">--------------------------------------</text:p>
      <text:p text:style-name="Standard"/>
      <text:p text:style-name="Standard">voy a proponer una nueva teoria, un nuevo modelo que creo que puede responder a todas las preguntas que no han encontrado respuesta hoy.</text:p>
      <text:p text:style-name="Standard">empecemos por observar a la vida.</text:p>
      <text:p text:style-name="Standard">cubre la tierra con un numero incontable de criaturas.</text:p>
      <text:p text:style-name="Standard">la superficie se cubre de verde.</text:p>
      <text:p text:style-name="Standard">los oceanos rebozan de seres de las mas variadas formas.</text:p>
      <text:p text:style-name="Standard">en el aire vuelan pajaros e insectos.</text:p>
      <text:p text:style-name="Standard">que es toda esa variedad, porque hay tantas especies, porque hay tantas criaturas?</text:p>
      <text:p text:style-name="Standard"/>
      <text:p text:style-name="Standard">algunas teorias afirman que cada una de ellas tiene una function en un equilibrio.</text:p>
      <text:p text:style-name="Standard">y que es por eso que estan.</text:p>
      <text:p text:style-name="Standard">Pero cual es la necesidad de mantener el equilibrio despues de todo?</text:p>
      <text:p text:style-name="Standard">algunas teorias afirman que mantener el equilibrio es necesario para mantener con vida a las criaturas.</text:p>
      <text:p text:style-name="Standard">Pero cual es la necesidad de mantener con vida a las criaturas despues de todo?</text:p>
      <text:p text:style-name="Standard"/>
      <text:p text:style-name="Standard">Tal vez la vida debe mantenerse a toda costa, a cualquier precio, porque...</text:p>
      <text:p text:style-name="Standard">es bonito?</text:p>
      <text:p text:style-name="Standard"/>
      <text:p text:style-name="Standard">Y sin embargo, todos hemos visto como cuando una especie se extingue, la vida continua.</text:p>
      <text:p text:style-name="Standard">ningun equilibrio se rompe con eso.</text:p>
      <text:p text:style-name="Standard">Pueden desaparece familias de especies, tales como los dinosaurios.</text:p>
      <text:p text:style-name="Standard">Ramas enteras del arbol evolutivo, sin afectar la continuidad.</text:p>
      <text:p text:style-name="Standard">La vida es bastante mas robusta que eso.</text:p>
      <text:p text:style-name="Standard">La illusion de que todo puede caer en cascada como un castillo de naipes.</text:p>
      <text:p text:style-name="Standard">el efecto domino, podria ser una fantasia.</text:p>
      <text:p text:style-name="Standard"/>
      <text:p text:style-name="Standard">en esas teorias en donde las especies tiene como objetivo equilibrar algo, cual es la function del hombre?</text:p>
      <text:p text:style-name="Standard">comerse los pollos que sobran?</text:p>
      <text:p text:style-name="Standard">o tal vez nada, el hombre es el rey, todos los demas estan para que el hombre pueda vivir a gusto.</text:p>
      <text:p text:style-name="Standard">quizas.</text:p>
      <text:p text:style-name="Standard"><text:soft-page-break/></text:p>
      <text:p text:style-name="Standard"/>
      <text:p text:style-name="Standard">las teorias que utilizamos hoy nos condenan a dar vueltas en circulos sin encontrar respuestas que tengan sentido.</text:p>
      <text:p text:style-name="Standard"/>
      <text:p text:style-name="Standard">en ellas el hombre es lo mas importante.</text:p>
      <text:p text:style-name="Standard">afortunadamente, porque es asi exactamente como queremos que sea.</text:p>
      <text:p text:style-name="Standard"/>
      <text:p text:style-name="Standard">el hombre es muy importante por muchos motivos. </text:p>
      <text:p text:style-name="Standard">porque puede hacer cosas con sus manos.</text:p>
      <text:p text:style-name="Standard">cosas como automoviles y aparatos electronicos.</text:p>
      <text:p text:style-name="Standard">y el perro no.</text:p>
      <text:p text:style-name="Standard">y Tambien porque es muy inteligente y puede hacer calculos matematicos.</text:p>
      <text:p text:style-name="Standard">y el perro no.</text:p>
      <text:p text:style-name="Standard">algunos creen que el pensamiento del hombre es tan trascendente que puede conectar con las fuerzas misticas del universo infinito.</text:p>
      <text:p text:style-name="Standard">y se encierran en templos durante toda la vida para pensar en cosas profundas, ellos solos.</text:p>
      <text:p text:style-name="Standard">y asi el universo ha cambiado y es todo una otra cosa.</text:p>
      <text:p text:style-name="Standard">que suerte!</text:p>
      <text:p text:style-name="Standard"/>
      <text:p text:style-name="Standard">y sin embargo, </text:p>
      <text:p text:style-name="Standard">un roble vive mil anos, siglos, sin pensar, sintiendo el sol y el viento.</text:p>
      <text:p text:style-name="Standard">es mas importante un hombre?</text:p>
      <text:p text:style-name="Standard">es mas importante que una hormiga que caba un tunel en el Jardin?</text:p>
      <text:p text:style-name="Standard"/>
      <text:p text:style-name="Standard">quizas porque el hombre es mas grande. y puede cabar tuneles mas grandes.</text:p>
      <text:p text:style-name="Standard"/>
      <text:p text:style-name="Standard">en nuestra imaginacion esperamos hacer algo realmente importante, algo trascendental un dia.</text:p>
      <text:p text:style-name="Standard">pero que?</text:p>
      <text:p text:style-name="Standard">que cosa puede hacer un hombre que sea trascendental?</text:p>
      <text:p text:style-name="Standard">ha existido algun hombre alguna vez en toda la historia de la humanidad que consiguiera hacer algo realmente trascendental?</text:p>
      <text:p text:style-name="Standard"/>
      <text:p text:style-name="Standard">es posible hacer eso?</text:p>
      <text:p text:style-name="Standard">o es otra fantasia ?</text:p>
      <text:p text:style-name="Standard"/>
      <text:p text:style-name="Standard"/>
      <text:p text:style-name="Standard"/>
      <text:p text:style-name="Standard"/>
      <text:p text:style-name="Standard"/>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7"/>
      <text:p text:style-name="Standard"/>
      <text:p text:style-name="Standard">Introduccion.</text:p>
      <text:p text:style-name="Standard">Declaracion de objetivos:</text:p>
      <text:p text:style-name="Standard"/>
      <text:p text:style-name="Standard">el objetivo del libro es:</text:p>
      <text:p text:style-name="Standard"/>
      <text:p text:style-name="Standard">responder preguntas que parecen no tener respuesta.</text:p>
      <text:p text:style-name="P13">nuestra existencia esta envuelta en el misterio.</text:p>
      <text:p text:style-name="P2">que es la vida? porque estamos aqui?<text:span text:style-name="T2"> </text:span></text:p>
      <text:p text:style-name="P2"/>
      <text:p text:style-name="P2">resulta dificil encontrar respuesta a las preguntas acerca de nuestra propia existencia<text:span text:style-name="T1">.</text:span></text:p>
      <text:p text:style-name="P2"><text:span text:style-name="T1">y creo que </text:span>en parte es por el modelo que utilizamos.</text:p>
      <text:p text:style-name="P13">nuestra cultura nos aporta un conjunto de ideas que nos sirven de base para el razonamiento.</text:p>
      <text:p text:style-name="P13">un modelo de la vida conceptual.</text:p>
      <text:p text:style-name="P2"/>
      <text:p text:style-name="P13">Personalmente creo que este modelo podria contener algunas incorrecciones, hipotesis que podrian ser <text:span text:style-name="T10">in</text:span>correctas.</text:p>
      <text:p text:style-name="P13"/>
      <text:p text:style-name="P2">en el vemos lo que queremos ver<text:span text:style-name="T10">, </text:span>y por eso no conseguimos separarnos de el.</text:p>
      <text:p text:style-name="P2">nos tranquiliza.</text:p>
      <text:p text:style-name="P13">es un modelo mas orientado a reducir la ansiedad que ha encontrar la verdad.</text:p>
      <text:p text:style-name="P12">un mar de teorias que no explican lo que queremos saber, pero que conservamos porque nos dicen lo que queremos oir.</text:p>
      <text:p text:style-name="P12"/>
      <text:p text:style-name="P4">en este modelo existen ciertos elementos clave, independientemente de culturas o filosofias, como los siguientes:</text:p>
      <text:p text:style-name="P4"/>
      <text:p text:style-name="P4">- <text:span text:style-name="T6">la vida ha sido creada por una inteligencia que no es de este mundo.</text:span></text:p>
      <text:p text:style-name="P8">quizas un dios, o tal vez una inteligencia extraterrestre. </text:p>
      <text:p text:style-name="P8">o tal vez podria haber llegado de<text:span text:style-name="T3">sde el</text:span> espacio exterior en un asteroide que cayo a la tierra.</text:p>
      <text:p text:style-name="P26">Muchas teorias se ha propuesto en este sentido a lo largo del tiempo.</text:p>
      <text:p text:style-name="P26">Todas ellas sugieren que <text:span text:style-name="T19">sea lo que sea que ha creado la vida, ya no esta aqui.</text:span></text:p>
      <text:p text:style-name="P8"><text:span text:style-name="T18">C</text:span>reo<text:span text:style-name="T2"> a</text:span> la vida y se fue despues.</text:p>
      <text:p text:style-name="P8">porque no podemos encontrar esa inteligencia<text:span text:style-name="T18">, ni rastros de ella</text:span>.</text:p>
      <text:p text:style-name="P8"><text:span text:style-name="T18">Aqui, </text:span>estamos solos.</text:p>
      <text:p text:style-name="P8"/>
      <text:p text:style-name="P21">- <text:span text:style-name="T6">la vida no tiene entidad</text:span>, es una propiedad, una caracteristica de los seres vivientes, un concepto, una idea, un adjetivo para las cosas que mueren.<text:span text:style-name="T16"> Pero por si misma, carece de cuerpo, de masa, de materia tangible.</text:span></text:p>
      <text:p text:style-name="P21"/>
      <text:p text:style-name="P5">- <text:span text:style-name="T7">la vida ha sido creada para crear al hombre, el hombre es el motivo </text:span><text:span text:style-name="T8">y </text:span><text:span text:style-name="T7">lo mas importante.</text:span></text:p>
      <text:p text:style-name="P8">y todo lo demas ha sido creado para dar sustento al hombre.</text:p>
      <text:p text:style-name="P15">sera dificil en<text:span text:style-name="T14">con</text:span>trar pruebas objetivas de esta teoria, porque, bien mirado, el mundo parece hecho para cada una de las criaturas que lo habitan.</text:p>
      <text:p text:style-name="P15"><text:soft-page-break/>los pajaros viven sus vidas como si fueran los duenos de la tierra.</text:p>
      <text:p text:style-name="P15">y los peces... y las hormigas... y los pinos... <text:span text:style-name="T14">y </text:span>todos.</text:p>
      <text:p text:style-name="P15"/>
      <text:p text:style-name="P13"><text:span text:style-name="T3">pero</text:span> es algo que nos gusta oir. queremos creerlo asi.</text:p>
      <text:p text:style-name="P8"/>
      <text:p text:style-name="P6">- <text:span text:style-name="T6">los hombres han sido creados con el objetivo de hacer algo importante</text:span>, tal vez con su inteligencia, <text:span text:style-name="T9">o </text:span>con sus manos, quizas con su comportamiento.</text:p>
      <text:p text:style-name="P6"/>
      <text:p text:style-name="P6"/>
      <text:p text:style-name="P6">- <text:span text:style-name="T6">el pensamiento del hombre, su conciencia, tiene un gran valor</text:span>, y casi parece que con la imaginacion el hombre fuera capaz de conectar con fuerzas ocultas del universo creando algun tipo de prodigio sagrado.</text:p>
      <text:p text:style-name="P6"/>
      <text:p text:style-name="Standard"/>
      <text:p text:style-name="Standard"/>
      <text:p text:style-name="Standard">- <text:span text:style-name="T4">lo que es verdad</text:span><text:span text:style-name="T10"> (y sera demostrado a lo largo del libro)</text:span>:</text:p>
      <text:p text:style-name="Standard"/>
      <text:p text:style-name="Standard">una poderosa inteligencia esta detras de la creacion de los seres vivientes.<text:span text:style-name="T10"> Sin duda.</text:span><text:span text:style-name="T17"> Nuestra intuicion no se equivoca en esto. El azar por si solo no basta para explicar la complejidad y exactitud de las criaturas vivientes. La inteligencia es necesaria.</text:span></text:p>
      <text:p text:style-name="Standard"/>
      <text:p text:style-name="P9">los hombres nacen para hacer algo realmente importante, trascendente.<text:span text:style-name="T10"> Tampoco nos equivocamos en esto.</text:span></text:p>
      <text:p text:style-name="Standard"/>
      <text:p text:style-name="P16">- <text:span text:style-name="T4">lo que no es</text:span><text:span text:style-name="T5"> verdad</text:span><text:span text:style-name="T10"> (y sera demostrado a lo largo del libro)</text:span>:</text:p>
      <text:p text:style-name="P9">el hombre no es el centro de la creacion.</text:p>
      <text:p text:style-name="P9">el hombre no es mas importante que cualquier otra especie.</text:p>
      <text:p text:style-name="P9"/>
      <text:p text:style-name="Standard">- <text:span text:style-name="T4">y lo invisible</text:span>:</text:p>
      <text:p text:style-name="P9">la inteligencia que crea a todas los seres vivientes, esta aqui<text:span text:style-name="T11">, entre nosotros.</text:span></text:p>
      <text:p text:style-name="P17">y aunque sabemos lo que debemos hacer durante nuestra vida, el objetivo de nuestra existencia esta oculto a nuestro ojos.</text:p>
      <text:p text:style-name="P9"/>
      <text:p text:style-name="Standard"/>
      <text:p text:style-name="P10">- <text:span text:style-name="T4">porque falla este modelo?</text:span></text:p>
      <text:p text:style-name="P11">supone el escenario que queremos<text:span text:style-name="T12"> creer.</text:span></text:p>
      <text:p text:style-name="P11"><text:span text:style-name="T12">E</text:span>n donde el hombre es el centro<text:span text:style-name="T12"> de todo</text:span> y tiene una mision importante<text:span text:style-name="T12">, posiblemente heroica.</text:span></text:p>
      <text:p text:style-name="P11"><text:span text:style-name="T12">Y </text:span>que parte de lo que<text:span text:style-name="T12"> nosotros</text:span> creemos que son nuestras virtudes, lo que nos da un valor superior a otras especies.</text:p>
      <text:p text:style-name="P10">la inteligencia, las manos, nuestro comportamiento conciente.</text:p>
      <text:p text:style-name="P10"/>
      <text:p text:style-name="P10">todo ha sido creado para crearnos, y hemos sido creados para hacer algo importante.</text:p>
      <text:p text:style-name="P10">pero que?</text:p>
      <text:p text:style-name="P10">es en este punto adonde comenzamos a dar vueltas en circulo.</text:p>
      <text:p text:style-name="P18"/>
      <text:p text:style-name="P18">contemplando desde aqui la grandeza del universo infinito, observando desde nuestro tiempo limitado hacia la extension de la eternidad,</text:p>
      <text:p text:style-name="P19">cualquier cosa que podamos hacer desapareceria rapidamente<text:span text:style-name="T14">.</text:span></text:p>
      <text:p text:style-name="P19"><text:soft-page-break/><text:span text:style-name="T14">antes de </text:span><text:span text:style-name="T15">apenas </text:span><text:span text:style-name="T14">unos pocos</text:span><text:span text:style-name="T20"> cientos de</text:span><text:span text:style-name="T14"> miles de millones de anos no quedaria </text:span><text:span text:style-name="T21">ningun </text:span><text:span text:style-name="T14">rastro de eso. </text:span>como si nunca hubiera existido.</text:p>
      <text:p text:style-name="P27">Y la eternidad todavia estaria muy lejos. El tiempo continuaria avanzando. El sistema solar habra cambiado, la galaxia <text:span text:style-name="T21">habra cambiado</text:span> de forma.</text:p>
      <text:p text:style-name="P27">Y adonde esta aquello que han hecho los hombres? Habran existido realmente?</text:p>
      <text:p text:style-name="P19"/>
      <text:p text:style-name="P20">existe algo importante que podamos hacer?</text:p>
      <text:p text:style-name="P20"/>
      <text:p text:style-name="P18">no parece posible hacer nada realmente importante, realmente trascendente.</text:p>
      <text:p text:style-name="P18">algo que afecte<text:span text:style-name="T14"> de forma decisiva</text:span> el tejido del universo para siempre<text:span text:style-name="T21">?</text:span></text:p>
      <text:p text:style-name="P22">no.</text:p>
      <text:p text:style-name="P22">este camino no tiene salida.<text:span text:style-name="T14"> </text:span>va a ninguna parte.</text:p>
      <text:p text:style-name="P10"/>
      <text:p text:style-name="P12"/>
      <text:p text:style-name="P12"/>
      <text:p text:style-name="P10">- que haremos para superar este obstaculo?</text:p>
      <text:p text:style-name="P10">desplazaremos al hombre del centro, y lo colocaremos junto a todas las otras especies, asignandole la misma importancia.</text:p>
      <text:p text:style-name="P10">la creacion ya no <text:span text:style-name="T13">tendra</text:span> como objetivo crear al hombre.</text:p>
      <text:p text:style-name="P10">en el centro, en su lugar, colocaremos a la vida.</text:p>
      <text:p text:style-name="P10"/>
      <text:p text:style-name="P10"/>
      <text:p text:style-name="Standard"/>
      <text:p text:style-name="Standard">el objetivo de este acto es:</text:p>
      <text:p text:style-name="P1"/>
      <text:p text:style-name="P2">mostrar un modelo diferente que posiblemente nos ayude finalmente a desvelar el misterio de nuestra existencia.</text:p>
      <text:p text:style-name="Standard"/>
      <text:p text:style-name="Standard">el objetivo de este capitulo es:</text:p>
      <text:p text:style-name="P1"/>
      <text:p text:style-name="P2">iniciar la descripcion del modelo con una descripcion general de la vida.</text:p>
      <text:p text:style-name="P2">es posible que todavia no se entienda completamente hasta el final de este acto en donde tendremos todos los elementos necesarios para comprender este nuevo modelo.</text:p>
      <text:p text:style-name="P2">Volveremos a revisar lo que aqui se ha dicho al final del capitulo 13.</text:p>
      <text:p text:style-name="P2"/>
      <text:p text:style-name="P2">en este capitulo, como punto de partida, comentaremos los siguientes temas:</text:p>
      <text:p text:style-name="Standard"/>
      <text:p text:style-name="Standard">- mostrar a la vida como un unico individuo</text:p>
      <text:p text:style-name="Standard">- describir a la vida como un sistema de calculo</text:p>
      <text:p text:style-name="Standard">- describir los elementos que forman el sistema de calculo (ADN, reproduccion, individuos y ciclo de vida)</text:p>
      <text:p text:style-name="Standard">- explicar el experimento que realizaremos en los proximos capitulos</text:p>
      <text:p text:style-name="Standard"/>
      <text:p text:style-name="Standard"/>
      <text:p text:style-name="Standard">-----------------------------</text:p>
      <text:p text:style-name="Standard"/>
      <text:p text:style-name="Standard"/>
      <text:p text:style-name="Standard">1- mostrar a la vida como un unico individuo</text:p>
      <text:p text:style-name="Standard"/>
      <text:p text:style-name="Standard"><text:soft-page-break/>a- porque no lo vemos? (la dificultad de encontrar las respuestas)</text:p>
      <text:p text:style-name="Standard">- nuestras propias limitaciones (referencias al acto anterior)</text:p>
      <text:p text:style-name="Standard">- teorias incorrectas (algunos ejemplos)</text:p>
      <text:p text:style-name="Standard">- somos el objetivo (vemos lo que queremos ver y eso nos muestran las teorias actuales)</text:p>
      <text:p text:style-name="Standard"/>
      <text:p text:style-name="Standard">b- desplazando el foco, un punto de vista diferente</text:p>
      <text:p text:style-name="Standard">- somos importantes, pero no lo mas importante. (desplazar al hombre del centro de la equacion)</text:p>
      <text:p text:style-name="Standard">- la importancia relativa de las especies. (explicar que todas las especies tienen una importancia relativa semejante)</text:p>
      <text:p text:style-name="Standard">- que es lo importante (ceder el protagonismo a la vida)</text:p>
      <text:p text:style-name="Standard"/>
      <text:p text:style-name="Standard">c- la criatura real (expresa que toda la vida que vemos alrededor es en realidad las partes de un unico organismo viviente)</text:p>
      <text:p text:style-name="Standard">- descripcion de la vida como un unico individuo (composicion celular)</text:p>
      <text:p text:style-name="Standard">- caracterizacion de la vida como una inteligencia inmortal omnipresente</text:p>
      <text:p text:style-name="Standard"/>
      <text:p text:style-name="Standard"/>
      <text:p text:style-name="Standard">-------------------------------</text:p>
      <text:p text:style-name="Standard"/>
      <text:p text:style-name="Standard"/>
      <text:p text:style-name="Standard">2- describir a la vida como un sistema de calculo</text:p>
      <text:p text:style-name="Standard"/>
      <text:p text:style-name="Standard">a- Inteligencia. Pruebas (ejemplos que justifican la afirmacion)</text:p>
      <text:p text:style-name="Standard">b- la vida es un sistema inteligente (descripcion de alto nivel)</text:p>
      <text:p text:style-name="Standard">c- la vida puede ser simulada </text:p>
      <text:p text:style-name="Standard"/>
      <text:p text:style-name="Standard"/>
      <text:p text:style-name="Standard">------------------------------</text:p>
      <text:p text:style-name="Standard"/>
      <text:p text:style-name="Standard">- describir los elementos que forman el sistema de calculo (ADN, reproduccion, individuos y ciclo de vida)</text:p>
      <text:p text:style-name="Standard">- explicar el experimento que realizaremos en los proximos capitulos</text:p>
      <text:p text:style-name="Standard"/>
      <text:p text:style-name="Standard"/>
      <text:p text:style-name="Horizontal_20_Line"/>
      <text:p text:style-name="Text_20_body"/>
      <text:p text:style-name="Text_20_body"/>
      <text:p text:style-name="P23">Acto 3.</text:p>
      <text:p text:style-name="P23"/>
      <text:p text:style-name="P23">Introduccion:</text:p>
      <text:p text:style-name="P23">1- el objetivo del libro es </text:p>
      <text:p text:style-name="P25">responder preguntas que parecen no tener respuesta.</text:p>
      <text:p text:style-name="P26">porque existimos? que es la vida? porque estamos aqui?</text:p>
      <text:p text:style-name="P14">nuestra existencia esta envuelta en el misterio.</text:p>
      <text:p text:style-name="P3"><text:soft-page-break/></text:p>
      <text:p text:style-name="P24">2- porque no encontramos las respuestas?: </text:p>
      <text:p text:style-name="P24"><text:span text:style-name="T18">posiblemente esto sea debido a</text:span>l modelo <text:span text:style-name="T18">que utilizamos para describir a la vida. Y en especial, nuestra propia vida, la humana.</text:span> </text:p>
      <text:p text:style-name="P23">3- <text:span text:style-name="T18">Veamos brevemente los elementos clave de este modelo.</text:span></text:p>
      <text:p text:style-name="P23"/>
      <text:p text:style-name="P23">4- porque no funciona?</text:p>
      <text:p text:style-name="P23">5- estrategia para sortear el obstaculo</text:p>
      <text:p text:style-name="P23">6- nuevo modelo</text:p>
      <text:p text:style-name="P23"/>
      <text:p text:style-name="P23"/>
      <text:p text:style-name="P23">Capitulo 8.</text:p>
      <text:p text:style-name="P23"/>
      <text:p text:style-name="P23">Introduccion:</text:p>
      <text:p text:style-name="P23"/>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12T17:17:40.296000000</meta:creation-date>
    <dc:date>2025-07-18T12:55:57.174000000</dc:date>
    <meta:editing-duration>PT2H18M24S</meta:editing-duration>
    <meta:editing-cycles>13</meta:editing-cycles>
    <meta:generator>LibreOffice/7.3.5.2$Windows_X86_64 LibreOffice_project/184fe81b8c8c30d8b5082578aee2fed2ea847c01</meta:generator>
    <meta:document-statistic meta:table-count="0" meta:image-count="0" meta:object-count="0" meta:page-count="7" meta:paragraph-count="168" meta:word-count="1895" meta:character-count="11325" meta:non-whitespace-character-count="9590"/>
  </office:meta>
</office:document-meta>
</file>